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1a22a"/>
    </style:style>
    <style:style style:name="T1" style:family="text">
      <style:text-properties officeooo:rsid="0011a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tes Atlantis Event Display</text:span></text:p>
      <text:p text:style-name="P1"><text:span text:style-name="T1"/></text:p>
      <text:p text:style-name="P1"><text:a xlink:type="simple" xlink:href="http://www.hep.ucl.ac.uk/atlas/atlantis/?q=download"><text:span text:style-name="T1">http://www.hep.ucl.ac.uk/atlas/atlantis/?q=download</text:span></text:a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sil Schneider</meta:initial-creator>
    <meta:creation-date>2012-03-09T09:38:24</meta:creation-date>
    <meta:document-statistic meta:table-count="0" meta:image-count="0" meta:object-count="0" meta:page-count="1" meta:paragraph-count="2" meta:word-count="5" meta:character-count="79"/>
    <dc:date>2012-03-09T09:43:53</dc:date>
    <dc:creator>Basil Schneider</dc:creator>
    <meta:editing-duration>PT00H05M30S</meta:editing-duration>
    <meta:editing-cycles>1</meta:editing-cycles>
    <meta:generator>OpenOffice.org/3.2$Unix OpenOffice.org_project/320m19$Build-9505</meta:generator>
  </office:meta>
</office:document-meta>
</file>